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14eb9" officeooo:paragraph-rsid="001c9e0c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10722" officeooo:paragraph-rsid="001c9e0c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cbe43" officeooo:paragraph-rsid="001c9e0c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22bca" officeooo:paragraph-rsid="001c9e0c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77869" officeooo:paragraph-rsid="001c9e0c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d4883" officeooo:paragraph-rsid="001c9e0c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Ubuntu" fo:font-size="14pt" officeooo:rsid="000666e3" officeooo:paragraph-rsid="001c9e0c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a50bf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1c1ed9" officeooo:paragraph-rsid="001c1ed9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1a50bf" officeooo:paragraph-rsid="001a50bf" style:font-size-asian="12.25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officeooo:rsid="0002ffd8" officeooo:paragraph-rsid="001a50bf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1a50bf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1a50bf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1b22be" officeooo:paragraph-rsid="0020b257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d2e02" officeooo:paragraph-rsid="0020b257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dc16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a50bf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e409a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1cdb80" officeooo:paragraph-rsid="002e409a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79e" officeooo:paragraph-rsid="002e409a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32a5ac" officeooo:paragraph-rsid="0032a5ac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c9e0c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e5d05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5d05" style:font-size-asian="12.25pt" style:font-weight-asian="normal" style:font-size-complex="14pt" style:font-weight-complex="normal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a10c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f9242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26cadc" officeooo:paragraph-rsid="002b2786" fo:background-color="transparent" style:font-size-asian="14pt" style:font-size-complex="14pt"/>
    </style:style>
    <style:style style:name="P29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26479e" officeooo:paragraph-rsid="002b2786" fo:background-color="transparent" style:font-size-asian="14pt" style:font-size-complex="14pt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26cadc" officeooo:paragraph-rsid="0036aaa8" fo:background-color="transparent" style:font-size-asian="14pt" style:font-size-complex="14pt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paragraph-rsid="0036aaa8" fo:background-color="transparent" style:font-size-asian="14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2b92b"/>
    </style:style>
    <style:style style:name="T3" style:family="text">
      <style:text-properties officeooo:rsid="001ed13b"/>
    </style:style>
    <style:style style:name="T4" style:family="text">
      <style:text-properties officeooo:rsid="001ccc67"/>
    </style:style>
    <style:style style:name="T5" style:family="text">
      <style:text-properties officeooo:rsid="00177869"/>
    </style:style>
    <style:style style:name="T6" style:family="text">
      <style:text-properties officeooo:rsid="002694df"/>
    </style:style>
    <style:style style:name="T7" style:family="text">
      <style:text-properties officeooo:rsid="002710fd"/>
    </style:style>
    <style:style style:name="T8" style:family="text">
      <style:text-properties officeooo:rsid="001f9242"/>
    </style:style>
    <style:style style:name="T9" style:family="text">
      <style:text-properties officeooo:rsid="000f1733"/>
    </style:style>
    <style:style style:name="T10" style:family="text">
      <style:text-properties officeooo:rsid="000fd477"/>
    </style:style>
    <style:style style:name="T11" style:family="text">
      <style:text-properties officeooo:rsid="000d2e02"/>
    </style:style>
    <style:style style:name="T12" style:family="text">
      <style:text-properties officeooo:rsid="0013fe11"/>
    </style:style>
    <style:style style:name="T13" style:family="text">
      <style:text-properties officeooo:rsid="00158d1e"/>
    </style:style>
    <style:style style:name="T14" style:family="text">
      <style:text-properties fo:color="#000000" loext:opacity="100%" fo:font-weight="normal" fo:background-color="transparent" loext:char-shading-value="0" style:font-size-asian="14pt"/>
    </style:style>
    <style:style style:name="T15" style:family="text">
      <style:text-properties fo:color="#000000" loext:opacity="100%" fo:font-weight="normal" officeooo:rsid="0026cadc" fo:background-color="transparent" loext:char-shading-value="0" style:font-size-asian="14pt"/>
    </style:style>
    <style:style style:name="T16" style:family="text">
      <style:text-properties fo:color="#000000" loext:opacity="100%" fo:font-weight="normal" officeooo:rsid="00281f33" fo:background-color="transparent" loext:char-shading-value="0" style:font-size-asian="14pt"/>
    </style:style>
    <style:style style:name="T17" style:family="text">
      <style:text-properties fo:color="#000000" loext:opacity="100%" fo:font-weight="normal" officeooo:rsid="001d43c6" fo:background-color="transparent" loext:char-shading-value="0" style:font-size-asian="14pt"/>
    </style:style>
    <style:style style:name="T18" style:family="text">
      <style:text-properties fo:color="#000000" loext:opacity="100%" fo:font-weight="normal" officeooo:rsid="0026479e" fo:background-color="transparent" loext:char-shading-value="0" style:font-size-asian="14pt"/>
    </style:style>
    <style:style style:name="T19" style:family="text">
      <style:text-properties fo:color="#000000" loext:opacity="100%" fo:font-weight="normal" officeooo:rsid="002b2786" fo:background-color="transparent" loext:char-shading-value="0" style:font-size-asian="14pt"/>
    </style:style>
    <style:style style:name="T20" style:family="text">
      <style:text-properties fo:color="#000000" loext:opacity="100%" fo:font-weight="normal" officeooo:rsid="002c6949" fo:background-color="transparent" loext:char-shading-value="0" style:font-size-asian="14pt"/>
    </style:style>
    <style:style style:name="T21" style:family="text">
      <style:text-properties officeooo:rsid="0020b257"/>
    </style:style>
    <style:style style:name="T22" style:family="text">
      <style:text-properties officeooo:rsid="0026cadc"/>
    </style:style>
    <style:style style:name="T23" style:family="text">
      <style:text-properties officeooo:rsid="002c6949"/>
    </style:style>
    <style:style style:name="T24" style:family="text">
      <style:text-properties fo:color="#ff258b" loext:opacity="100%"/>
    </style:style>
    <style:style style:name="T25" style:family="text">
      <style:text-properties fo:color="#27d59c" loext:opacity="100%"/>
    </style:style>
    <style:style style:name="T26" style:family="text">
      <style:text-properties officeooo:rsid="00330185"/>
    </style:style>
    <style:style style:name="T27" style:family="text">
      <style:text-properties fo:color="#e02ff9" loext:opacity="100%"/>
    </style:style>
    <style:style style:name="T28" style:family="text">
      <style:text-properties fo:color="#ff9423" loext:opacity="100%"/>
    </style:style>
    <style:style style:name="T29" style:family="text">
      <style:text-properties officeooo:rsid="003625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Tralha</text:h>
      <text:p text:style-name="P1">= → Recebe</text:p>
      <text:p text:style-name="P2">== → Igual</text:p>
      <text:p text:style-name="P23">=== → operador de identidade</text:p>
      <text:p text:style-name="P23">!== → Desigual Restrito</text:p>
      <text:p text:style-name="P3">+ → Concatenação <text:span text:style-name="T4">ou Adição</text:span></text:p>
      <text:p text:style-name="P1">null → Nulo</text:p>
      <text:p text:style-name="P4">Nome de <text:span text:style-name="T5">v</text:span>ariavel → Identificador</text:p>
      <text:p text:style-name="P5">Conteudo que vai para uma variavel → Atribuição</text:p>
      <text:p text:style-name="P6">${ } - <text:span text:style-name="T3">Troca pelo valor da variavel que esta dentro das chaves</text:span> </text:p>
      <text:p text:style-name="P7">` ` - <text:span text:style-name="T3">Usada no lugar das aspas quando for colocar variaveis dentro das chaves (${})</text:span></text:p>
      <text:p text:style-name="P25">! → <text:span text:style-name="T6">Não (Negação)</text:span></text:p>
      <text:p text:style-name="P24">&amp;&amp; → E (Conjunção)</text:p>
      <text:p text:style-name="P24">|| → Ou (Disjunção)</text:p>
      <text:p text:style-name="P26">? → <text:span text:style-name="T8">pergunta</text:span></text:p>
      <text:p text:style-name="P27">: → <text:span text:style-name="T7">um ou outro </text:span><text:span text:style-name="T8">(true ou false)</text:span></text:p>
      <text:p text:style-name="P8">_____________________________________________________________________</text:p>
      <text:p text:style-name="P8">typeof → Mostra o tipo primitivo</text:p>
      <text:p text:style-name="P9">var → Variavel</text:p>
      <text:p text:style-name="P10">var nome-generico = valor → Declaração de variavel</text:p>
      <text:p text:style-name="P22">console.log(‘ ‘) - Escreva na tela</text:p>
      <text:p text:style-name="P11">_____________________________________________________________________</text:p>
      <text:p text:style-name="P12">window.alert(‘ ’) → Faz aparecer um<text:span text:style-name="T1">a janela de</text:span> alerta</text:p>
      <text:p text:style-name="P12">alert(‘ ‘) → Faz aparecer um<text:span text:style-name="T1">a janela de</text:span> alerta</text:p>
      <text:p text:style-name="P13"><text:soft-page-break/>window.confirm(‘ ’) → Faz aparecer um<text:span text:style-name="T1">a janela</text:span> de confirmação</text:p>
      <text:p text:style-name="P13">window.prompt(‘ ‘) → <text:span text:style-name="T1">Faz aparecer uma janela</text:span> <text:span text:style-name="T1">de pergunta</text:span></text:p>
      <text:p text:style-name="P10">var nome-generico = window.prompt(‘ ‘) → <text:span text:style-name="T1">Faz aparecer uma janela</text:span><text:span text:style-name="T2"> </text:span><text:span text:style-name="T1">de pergunta </text:span>e a resposta é armazenada na variavel nome-generico</text:p>
      <text:p text:style-name="P14">n1.toLocaleString(‘pt-BR’, {style: ‘currency’, currency: ‘BRL’}) - Configura o numero para aparacer no formato de real</text:p>
      <text:p text:style-name="P15">window.document.write(‘ ’) - Escreve no documento</text:p>
      <text:p text:style-name="P16"><text:span text:style-name="T11">window.document.write(</text:span><text:span text:style-name="T9">window.document.charset</text:span><text:span text:style-name="T11">) - </text:span><text:span text:style-name="T9">Mostra o set (padrão) de caracteres do documento</text:span></text:p>
      <text:p text:style-name="P16"><text:span text:style-name="T11">window.document.write(</text:span><text:span text:style-name="T9">window.navigator.appName</text:span><text:span text:style-name="T11">) - </text:span><text:span text:style-name="T9">Mostra o navegador atual</text:span><text:span text:style-name="T11"> </text:span></text:p>
      <text:p text:style-name="P16"><text:span text:style-name="T11">window.document.write(</text:span><text:span text:style-name="T9">window.</text:span><text:span text:style-name="T10">document.URL</text:span><text:span text:style-name="T11">) - </text:span><text:span text:style-name="T10">Mostra a URL atual</text:span></text:p>
      <text:p text:style-name="P16"><text:span text:style-name="T14">var p1 = window.document.</text:span><text:span text:style-name="T12">getElementsByTagName(‘</text:span><text:span text:style-name="T13">p</text:span><text:span text:style-name="T12">‘)</text:span><text:span text:style-name="T13">[1] - Seleciona o segundo paragrafo </text:span><text:span text:style-name="T21">e guarda na variavel p1</text:span></text:p>
      <text:p text:style-name="P20">window.document.write(p1.innerText) - vai selecionar e escrever o texto que esta dentro do p1</text:p>
      <text:p text:style-name="P19"><text:span text:style-name="T16">window.document.write(‘</text:span><text:span text:style-name="T17">esta escrito assim: ‘ + </text:span><text:span text:style-name="T16">p1.innerText) – </text:span><text:span text:style-name="T17">vai concatenar a mensagem com o texto do p1</text:span></text:p>
      <text:p text:style-name="P21">p1.style.color = ‘ <text:s/>‘ – Muda a cor da variavel p1</text:p>
      <text:p text:style-name="P19"><text:span text:style-name="T18">var corpo = window.document.body - </text:span><text:span text:style-name="T15">O body é atribuido para a variavel corpo</text:span></text:p>
      <text:p text:style-name="P19"><text:span text:style-name="T18">corpo.style.background = ' <text:s/>' - </text:span><text:span text:style-name="T15">Muda a cor de fundo da variavel corpo</text:span></text:p>
      <text:p text:style-name="P19"><text:span text:style-name="T15">var d = window.document.getElementById('msg') - </text:span><text:span text:style-name="T19">Seleciona o elemento que tem </text:span><text:span text:style-name="T20">o id</text:span><text:span text:style-name="T19"> msg e guarda seu conteudo na variavel d</text:span></text:p>
      <text:p text:style-name="P30"><text:span text:style-name="T22">window.document.getElementById('msg').innerText = 'olá!' - </text:span><text:span text:style-name="T23">Seleciona o elemento que tem o id msg e substitui seu <text:s/>conteudo por olá</text:span></text:p>
      <text:p text:style-name="P31"><text:soft-page-break/>new Date() - <text:span text:style-name="T26">Seleciona informações de data e hora do sistema</text:span></text:p>
      <text:p text:style-name="P31">.getHours() - <text:span text:style-name="T26">Pega a hora atual do sistema</text:span></text:p>
      <text:p text:style-name="P31">.getDay() - <text:span text:style-name="T29">Pega o dia da semana atual do sistema</text:span></text:p>
      <text:p text:style-name="P32"><text:span text:style-name="T22">var agora = new Date()</text:span></text:p>
      <text:p text:style-name="P32">var hora = agora.getHours()</text:p>
      <text:p text:style-name="P32"><text:span text:style-name="T29">var diaSem = agora</text:span><text:span text:style-name="T22">.getDay()</text:span></text:p>
      <text:p text:style-name="P28"/>
      <text:p text:style-name="P17"/>
      <text:p text:style-name="P17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3:18.639025934</meta:creation-date>
    <dc:date>2022-09-09T08:19:38.573261594</dc:date>
    <meta:editing-duration>PT20H42M42S</meta:editing-duration>
    <meta:editing-cycles>20</meta:editing-cycles>
    <meta:generator>LibreOffice/7.3.5.2$Linux_X86_64 LibreOffice_project/30$Build-2</meta:generator>
    <meta:document-statistic meta:table-count="0" meta:image-count="0" meta:object-count="0" meta:page-count="3" meta:paragraph-count="46" meta:word-count="371" meta:character-count="2428" meta:non-whitespace-character-count="2096"/>
  </office:meta>
</office:document-meta>
</file>